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9.32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9.32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9.52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005cm" svg:x2="0.1cm" svg:y2="14.07cm">
          <text:p/>
        </draw:line>
        <draw:custom-shape draw:style-name="gr1" draw:text-style-name="P2" draw:layer="layout" svg:width="9.525cm" svg:height="0.635cm" svg:x="0.1cm" svg:y="1.37cm">
          <text:p text:style-name="P1"><text:span text:style-name="T1">MutableBuff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8cm" svg:y1="0.735cm" svg:x2="5.18cm" svg:y2="1.37cm">
          <text:p/>
        </draw:line>
        <draw:frame draw:style-name="gr3" draw:text-style-name="P5" draw:layer="layout" svg:width="4.98cm" svg:height="10.679cm" svg:x="0.1cm" svg:y="3.865cm">
          <draw:text-box>
            <text:p text:style-name="P4"><text:span text:style-name="T2">append</text:span></text:p>
            <text:p text:style-name="P4"><text:span text:style-name="T2">caselessChangeStr</text:span></text:p>
            <text:p text:style-name="P4"><text:span text:style-name="T2">caselessCountStr</text:span></text:p>
            <text:p text:style-name="P4"><text:span text:style-name="T2">caselessLastPos</text:span></text:p>
            <text:p text:style-name="P4"><text:span text:style-name="T2">caselessMatch</text:span></text:p>
            <text:p text:style-name="P4"><text:span text:style-name="T2">caselessMatchChar</text:span></text:p>
            <text:p text:style-name="P4"><text:span text:style-name="T2">caselessPos</text:span></text:p>
            <text:p text:style-name="P4"><text:span text:style-name="T2">cadelessWordPos</text:span></text:p>
            <text:p text:style-name="P4"><text:span text:style-name="T2">changestr</text:span></text:p>
            <text:p text:style-name="P4"><text:span text:style-name="T2">countstr</text:span></text:p>
            <text:p text:style-name="P4"><text:span text:style-name="T2">delete</text:span></text:p>
            <text:p text:style-name="P4"><text:span text:style-name="T2">delStr</text:span></text:p>
            <text:p text:style-name="P4"><text:span text:style-name="T2">delWord</text:span></text:p>
            <text:p text:style-name="P4"><text:span text:style-name="T2">getBufferSize</text:span></text:p>
            <text:p text:style-name="P4"><text:span text:style-name="T2">insert</text:span></text:p>
            <text:p text:style-name="P4"><text:span text:style-name="T2">lastPos</text:span></text:p>
            <text:p text:style-name="P4"><text:span text:style-name="T2">length</text:span></text:p>
            <text:p text:style-name="P4"><text:span text:style-name="T2">lower</text:span></text:p>
            <text:p text:style-name="P4"><text:span text:style-name="T2">makeArray</text:span></text:p>
            <text:p text:style-name="P4"><text:span text:style-name="T2">match</text:span></text:p>
            <text:p text:style-name="P4"><text:span text:style-name="T2">matchChar</text:span></text:p>
            <text:p text:style-name="P4"><text:span text:style-name="T2"/></text:p>
          </draw:text-box>
        </draw:frame>
        <draw:line draw:style-name="gr2" draw:text-style-name="P3" draw:layer="layout" svg:x1="9.625cm" svg:y1="14.07cm" svg:x2="0.105cm" svg:y2="14.07cm">
          <text:p/>
        </draw:line>
        <draw:frame draw:style-name="gr4" draw:text-style-name="P5" draw:layer="layout" svg:width="6.35cm" svg:height="0.725cm" svg:x="0.1cm" svg:y="2.505cm">
          <draw:text-box>
            <text:p text:style-name="P4"><text:span text:style-name="T2">new</text:span></text:p>
          </draw:text-box>
        </draw:frame>
        <draw:line draw:style-name="gr2" draw:text-style-name="P3" draw:layer="layout" svg:x1="0.1cm" svg:y1="3.275cm" svg:x2="9.625cm" svg:y2="3.275cm">
          <text:p/>
        </draw:line>
        <draw:frame draw:style-name="gr5" draw:text-style-name="P5" draw:layer="layout" svg:width="4.445cm" svg:height="9.575cm" svg:x="5.132cm" svg:y="3.787cm">
          <draw:text-box>
            <text:p text:style-name="P4"><text:span text:style-name="T2">overlay</text:span></text:p>
            <text:p text:style-name="P4"><text:span text:style-name="T2">pos</text:span></text:p>
            <text:p text:style-name="P4"><text:span text:style-name="T2">replaceAt</text:span></text:p>
            <text:p text:style-name="P4"><text:span text:style-name="T2">setBufferSize</text:span></text:p>
            <text:p text:style-name="P4"><text:span text:style-name="T2">string</text:span></text:p>
            <text:p text:style-name="P4"><text:span text:style-name="T2">subChar</text:span></text:p>
            <text:p text:style-name="P4"><text:span text:style-name="T2">subStr</text:span></text:p>
            <text:p text:style-name="P4"><text:span text:style-name="T2">subWord</text:span></text:p>
            <text:p text:style-name="P4"><text:span text:style-name="T2">translate</text:span></text:p>
            <text:p text:style-name="P4"><text:span text:style-name="T2">upper</text:span></text:p>
            <text:p text:style-name="P4"><text:span text:style-name="T2">verify</text:span></text:p>
            <text:p text:style-name="P4"><text:span text:style-name="T2">word</text:span></text:p>
            <text:p text:style-name="P4"><text:span text:style-name="T2">wordIndex</text:span></text:p>
            <text:p text:style-name="P4"><text:span text:style-name="T2">wordLength</text:span></text:p>
            <text:p text:style-name="P4"><text:span text:style-name="T2">wordPos</text:span></text:p>
            <text:p text:style-name="P4"><text:span text:style-name="T2">words</text:span></text:p>
          </draw:text-box>
        </draw:frame>
        <draw:line draw:style-name="gr2" draw:text-style-name="P3" draw:layer="layout" svg:x1="5.18cm" svg:y1="14.07cm" svg:x2="5.18cm" svg:y2="3.275cm">
          <text:p/>
        </draw:line>
        <draw:line draw:style-name="gr2" draw:text-style-name="P3" draw:layer="layout" svg:x1="9.625cm" svg:y1="2.005cm" svg:x2="9.625cm" svg:y2="14.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9.78cm" fo:page-height="14.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4T23:52:31.59</dc:date>
    <dc:language>en-US</dc:language>
    <meta:editing-cycles>19</meta:editing-cycles>
    <meta:editing-duration>PT01H16M03S</meta:editing-duration>
    <meta:document-statistic meta:object-count="11"/>
    <meta:user-defined meta:name="Info 1"/>
    <meta:user-defined meta:name="Info 2"/>
    <meta:user-defined meta:name="Info 3"/>
    <meta:user-defined meta:name="Info 4"/>
  </office:meta>
</office:document-meta>
</file>